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transparent" fo:padding="0cm" fo:border="none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Poppins" fo:font-size="13.5pt" fo:letter-spacing="normal" fo:font-style="normal" fo:font-weight="normal"/>
    </style:style>
    <style:style style:name="T1" style:family="text">
      <style:text-properties fo:background-color="transparent" loext:char-shading-value="0" loext:padding="0cm" loext:border="none"/>
    </style:style>
    <style:style style:name="T2" style:family="text">
      <style:text-properties fo:font-variant="normal" fo:text-transform="none" fo:color="#ff0000" style:font-name="Poppins" fo:font-size="13.5pt" fo:letter-spacing="normal" fo:font-style="normal" fo:font-weight="bold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A BONECA DE FABÍOLA</text:span></text:span></text:p>
      <text:p text:style-name="P2"><text:span text:style-name="T1">ESTA É A BONECA DE FABÍOLA.</text:span><text:line-break/><text:span text:style-name="T1">SEU NOME É FAFÁ.</text:span><text:line-break/><text:span text:style-name="T1">FAFÁ É DE PANO, SEU CORPO É FOFINHO E GOSTOSO DE PEGAR.</text:span><text:line-break/><text:span text:style-name="T1">FABÍOLA LEVA FAFÁ PARA BRINCAR DEBAIXO DO PÉ DE FIGO. ALÍ ELA FICA MUITO FELIZ BRINCANDO COM A BONECA.</text:span><text:line-break/><text:span text:style-name="T1">FABÍOLA DIZ QUE FAFÁ É A BONECA MAIS BONITA QUE JÁ TEVE.</text:span><text:line-break/><text:span text:style-name="T1">QUANDO FABÍOLA VAI DORMIR, PÕE A BONECA NA CAMA E LHE DÁ UM BEIJO DE BOA NOITE.</text:span><text:line-break/><text:span text:style-name="T1">FABÍOLA AMA SUA BONECA DE PANO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3:36:37.733000000</meta:creation-date>
    <dc:date>2019-08-28T13:36:58.683000000</dc:date>
    <meta:editing-duration>PT21S</meta:editing-duration>
    <meta:editing-cycles>1</meta:editing-cycles>
    <meta:document-statistic meta:table-count="0" meta:image-count="0" meta:object-count="0" meta:page-count="1" meta:paragraph-count="2" meta:word-count="80" meta:character-count="391" meta:non-whitespace-character-count="313"/>
    <meta:generator>LibreOffice/5.3.7.2$Windows_X86_64 LibreOffice_project/6b8ed514a9f8b44d37a1b96673cbbdd077e24059</meta:generator>
  </office:meta>
</office:document-meta>
</file>